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lemm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dom:load" xlink:href="vnd.sun.star.script:Standard.lemmy.Main?language=Basic&amp;location=document" xlink:type="simple"/>
    </office:event-listeners>
  </office:scripts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9T16:52:41.127660983</meta:creation-date>
    <dc:date>2023-07-29T17:24:23.266859655</dc:date>
    <meta:editing-duration>PT12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lemmy.xml><?xml version="1.0" encoding="utf-8"?>
<!DOCTYPE module  PUBLIC '-//OpenOffice.org//DTD OfficeDocument 1.0//EN'  'module.dtd'>
<script:module xmlns:script="http://openoffice.org/2000/script" script:name="lemmy" script:language="StarBasic" script:moduleType="normal">REM  *****  BASIC  *****

Sub Main
VBACOD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mm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